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4.73cm" svg:y="6.1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7cm" svg:y="6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6cm" svg:y="6.127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2.0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10-03T22:13:30.662166500</dc:date>
    <meta:editing-duration>PT1H33M4S</meta:editing-duration>
    <meta:editing-cycles>39</meta:editing-cycles>
    <meta:generator>LibreOffice/4.2.8.2$Linux_x86 LibreOffice_project/420m0$Build-2</meta:generator>
    <meta:document-statistic meta:object-count="61"/>
  </office:meta>
</office:document-meta>
</file>